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, но монитор широкоформатный </text:p>
            <text:p text:style-name="P29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4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<text:soft-page-break/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oft-page-break/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7-26T11:08:55.07">26.07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02" meta:word-count="1734" meta:character-count="11962"/>
    <meta:user-defined meta:name="Поле 1"/>
    <meta:user-defined meta:name="Поле 2"/>
    <meta:user-defined meta:name="Поле 3"/>
    <meta:user-defined meta:name="Поле 4"/>
  </office:meta>
</office:document-meta>
</file>